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Calibri"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 fo:font-size="20pt" fo:font-weight="bold" style:font-size-asian="20pt" style:font-weight-asian="bold" style:font-size-complex="20pt" style:font-weight-complex="bold"/>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zard Defender Project Overview</text:p>
      <text:p text:style-name="P1"/>
      <text:p text:style-name="P1"/>
      <text:p text:style-name="P2">General Overview</text:p>
      <text:p text:style-name="P3"><text:span text:style-name="T1">Wizard Defender is 2D, Fantasy, Top Down Shooter that pits players against waves of vicious goblins! The game is the result of applying a fantasy style magical theme to one of the greatest top down arcade games of all time: 'Space Invaders!'.</text:span></text:p>
      <text:p text:style-name="P3"><text:span text:style-name="T1"/></text:p>
      <text:p text:style-name="P2"><text:span text:style-name="T1">Gameplay Overview</text:span></text:p>
      <text:p text:style-name="P4">The player assumes control of a wizard with the goal of surviving as many goblin attack waves as possible. Waves of goblins will spawn steadily over time until the player has been killed, or completed 8 waves successfully. Killing goblins and surviving waves grants the player points. Upon victory or defeat, the player's current score is recorded. Who out of you and your friends will achieve the highest score?!</text:p>
      <text:p text:style-name="P6">Controls</text:p>
      <text:p text:style-name="P4">The player can move their wizard around the board using the W,A,S and D keys. Clicking the left mouse shoots a fireball from the wizard in the direction of the mouse, dealing damage to the first enemy it collides with. Clicking (and holding down) right mouse activates the wizards 'Mana Barrier', which will reduce all damage to 0 while the barrier is maintained. Pressing the Space key will cause the wizard to teleport to the position of the mouse (as long as the location under the mouse is within the play area). Every ability has an energy cost, and can only be performed if the player has the required energy. Although the player recovers their energy over time at a generous rate of 10 energy per second, energy management is crucial for survival and victory: don't get sloppy with your abilities!</text:p>
      <text:p text:style-name="P4"/>
      <text:p text:style-name="P4"/>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M36S</meta:editing-duration>
    <meta:editing-cycles>12</meta:editing-cycles>
    <meta:generator>OpenOffice/4.1.6$Win32 OpenOffice.org_project/416m1$Build-9790</meta:generator>
    <dc:date>2020-08-05T14:08:53.04</dc:date>
    <dc:creator>will black</dc:creator>
    <meta:document-statistic meta:table-count="0" meta:image-count="0" meta:object-count="0" meta:page-count="1" meta:paragraph-count="7" meta:word-count="261" meta:character-count="1532"/>
    <meta:user-defined meta:name="Info 1"/>
    <meta:user-defined meta:name="Info 2"/>
    <meta:user-defined meta:name="Info 3"/>
    <meta:user-defined meta:name="Info 4"/>
  </office:meta>
</office:document-meta>
</file>